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erif1" svg:font-family="'Liberation Serif'" style:font-adornments="Обычный"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officeooo:rsid="001c8d6c" officeooo:paragraph-rsid="001c8d6c"/>
    </style:style>
    <style:style style:name="P2" style:family="paragraph" style:parent-style-name="Header">
      <style:paragraph-properties fo:text-align="end" style:justify-single-word="false"/>
      <style:text-properties officeooo:paragraph-rsid="001c8d6c"/>
    </style:style>
    <style:style style:name="P3" style:family="paragraph" style:parent-style-name="Footer">
      <style:paragraph-properties fo:text-align="center" style:justify-single-word="false"/>
    </style:style>
    <style:style style:name="P4" style:family="paragraph" style:parent-style-name="Text_20_body">
      <style:text-properties fo:language="en" fo:country="US" officeooo:rsid="003b0af4" officeooo:paragraph-rsid="003b0af4"/>
    </style:style>
    <style:style style:name="P5" style:family="paragraph" style:parent-style-name="Text_20_body">
      <style:text-properties fo:language="en" fo:country="US" officeooo:rsid="003c06ba" officeooo:paragraph-rsid="003c06ba"/>
    </style:style>
    <style:style style:name="P6" style:family="paragraph" style:parent-style-name="Text_20_body">
      <style:text-properties fo:language="en" fo:country="US" officeooo:rsid="0048f249" officeooo:paragraph-rsid="0048f249"/>
    </style:style>
    <style:style style:name="P7" style:family="paragraph" style:parent-style-name="Footnote">
      <style:text-properties officeooo:rsid="004d6005" officeooo:paragraph-rsid="004d6005"/>
    </style:style>
    <style:style style:name="P8" style:family="paragraph" style:parent-style-name="Heading_20_1">
      <style:text-properties fo:language="en" fo:country="US"/>
    </style:style>
    <style:style style:name="T1" style:family="text">
      <style:text-properties officeooo:rsid="001ecd26"/>
    </style:style>
    <style:style style:name="T2" style:family="text">
      <style:text-properties officeooo:rsid="001c8d6c"/>
    </style:style>
    <style:style style:name="T3" style:family="text">
      <style:text-properties officeooo:rsid="003b0140"/>
    </style:style>
    <style:style style:name="T4" style:family="text">
      <style:text-properties officeooo:rsid="003c06ba"/>
    </style:style>
    <style:style style:name="T5" style:family="text">
      <style:text-properties officeooo:rsid="003d4da3"/>
    </style:style>
    <style:style style:name="T6" style:family="text">
      <style:text-properties officeooo:rsid="00413fd2"/>
    </style:style>
    <style:style style:name="T7" style:family="text">
      <style:text-properties officeooo:rsid="00450017"/>
    </style:style>
    <style:style style:name="T8" style:family="text">
      <style:text-properties officeooo:rsid="00493446"/>
    </style:style>
    <style:style style:name="T9" style:family="text">
      <style:text-properties officeooo:rsid="004ab56e"/>
    </style:style>
  </office:automatic-styles>
  <office:body>
    <office:text>
      <office:forms form:automatic-focus="false" form:apply-design-mode="false"/>
      <text:tracked-changes>
        <text:changed-region xml:id="ct93982585747344" text:id="ct93982585747344">
          <text:insertion>
            <office:change-info>
              <dc:creator>&lt;анонимный&gt;</dc:creator>
              <dc:date>2021-05-27T17:10:09</dc:date>
            </office:change-info>
          </text:insertion>
        </text:changed-region>
        <text:changed-region xml:id="ct93982561627216" text:id="ct93982561627216">
          <text:insertion>
            <office:change-info>
              <dc:creator>&lt;анонимный&gt;</dc:creator>
              <dc:date>2021-05-27T17:10:31</dc:date>
            </office:change-info>
          </text:insertion>
        </text:changed-region>
        <text:changed-region xml:id="ct93982553569440" text:id="ct93982553569440">
          <text:insertion>
            <office:change-info>
              <dc:creator>&lt;анонимный&gt;</dc:creator>
              <dc:date>2021-05-27T17:10:03</dc:date>
            </office:change-info>
          </text:insertion>
        </text:changed-region>
        <text:changed-region xml:id="ct93982561620240" text:id="ct93982561620240">
          <text:insertion>
            <office:change-info>
              <dc:creator>&lt;анонимный&gt;</dc:creator>
              <dc:date>2021-05-27T17:10:2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Kids and IT</text:h>
      <text:p text:style-name="P4">There is a<text:span text:style-name="T7">n</text:span> opinion, that kids should be kept away from <text:span text:style-name="T7">the gadgets</text:span> and internet<text:change-start text:change-id="ct93982553569440"/><text:note text:id="ftn0" text:note-class="footnote"><text:note-citation>1</text:note-citation><text:note-body><text:p text:style-name="P7"><text:change-start text:change-id="ct93982585747344"/>The internet<text:change-end text:change-id="ct93982585747344"/></text:p></text:note-body></text:note><text:change-end text:change-id="ct93982553569440"/> in general until they reach a certain age, at which they are capable of critical thinking.</text:p>
      <text:p text:style-name="P4">Although this might sound like a valid point at the surface, I cannot agree with it. <text:span text:style-name="T4">First</text:span><text:span text:style-name="T5">ly</text:span><text:span text:style-name="T4">, </text:span><text:span text:style-name="T7">I believe, that </text:span><text:span text:style-name="T4">critical thinking is a very practical skill, thus it cannot be developed without real-world practice. Internet</text:span><text:change-start text:change-id="ct93982561620240"/><text:span text:style-name="T4"><text:note text:id="ftn1" text:note-class="footnote"><text:note-citation>2</text:note-citation><text:note-body><text:p text:style-name="P7"><text:change-start text:change-id="ct93982561627216"/>The internet<text:change-end text:change-id="ct93982561627216"/></text:p></text:note-body></text:note></text:span><text:change-end text:change-id="ct93982561620240"/><text:span text:style-name="T4"> can provide plenty of practice for a child in that matter. Secondly, I am convinced, that it is impossible and pointless to keep children away from IT in today’s world. </text:span><text:span text:style-name="T7">I can ensure you: t</text:span><text:span text:style-name="T4">hey will always find a way to access it, </text:span><text:span text:style-name="T7">regardless of the effort put into preventing them from doing it.</text:span></text:p>
      <text:p text:style-name="P6">As far as I can tell from my own experience with my younger brother, children can be just fine on their own on the internet. They don’t really need any help or supervision when using the technology. <text:span text:style-name="T8">From what I have seen, this approach allowed my brother to become more independent and rational in his decisions.</text:span></text:p>
      <text:p text:style-name="P5">I think, that children neither need to be kept away from IT, nor supervised when using the internet. In my opinion, kids need trust and attention from their parents to develop in a normal, healthy manner. An adult shou<text:span text:style-name="T6">l</text:span>d be a teacher, a mentor to <text:span text:style-name="T5">a</text:span> child, rather than a supervisor. We should teach children to think and anal<text:span text:style-name="T6">y</text:span>se instead of keeping them in a “walled garden” before releasing them into the wild of real world, that will blow them awa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erif1" svg:font-family="'Liberation Serif'" style:font-adornments="Обычный"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Liberation Serif1" fo:font-family="'Liberation Serif'" style:font-style-name="Обычный"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text-indent="1.199cm" style:auto-text-indent="fals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c8d6c" officeooo:paragraph-rsid="001c8d6c"/>
    </style:style>
    <style:style style:name="MP2" style:family="paragraph" style:parent-style-name="Header">
      <style:paragraph-properties fo:text-align="end" style:justify-single-word="false"/>
      <style:text-properties officeooo:paragraph-rsid="001c8d6c"/>
    </style:style>
    <style:style style:name="MP3" style:family="paragraph" style:parent-style-name="Footer">
      <style:paragraph-properties fo:text-align="center" style:justify-single-word="false"/>
    </style:style>
    <style:style style:name="MT1" style:family="text">
      <style:text-properties officeooo:rsid="001ecd26"/>
    </style:style>
    <style:style style:name="MT2" style:family="text">
      <style:text-properties officeooo:rsid="001c8d6c"/>
    </style:style>
    <style:style style:name="MT3" style:family="text">
      <style:text-properties officeooo:rsid="003b014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Величко Арсений Александрович</text:p>
        <text:p text:style-name="MP1">ИВТ 1 курс, 2 группа, <text:span text:style-name="MT1">3 подгруппа</text:span></text:p>
        <text:p text:style-name="MP2"><text:span text:style-name="MT2">Предмет: </text:span><text:span text:style-name="MT3">Иностранный язык</text:span></text:p>
      </style:header>
      <style:footer>
        <text:p text:style-name="MP3"><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5T12:38:22.095787098</meta:creation-date>
    <dc:date>2021-05-27T17:10:54.216055739</dc:date>
    <meta:editing-duration>PT2H20M44S</meta:editing-duration>
    <meta:editing-cycles>29</meta:editing-cycles>
    <meta:generator>LibreOffice/7.1.3.2$Linux_X86_64 LibreOffice_project/10$Build-2</meta:generator>
    <meta:print-date>2021-04-25T00:33:51.541994339</meta:print-date>
    <meta:document-statistic meta:table-count="0" meta:image-count="0" meta:object-count="0" meta:page-count="1" meta:paragraph-count="11" meta:word-count="279" meta:character-count="1571" meta:non-whitespace-character-count="1303"/>
  </office:meta>
</office:document-meta>
</file>